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vertical-align="middle" draw:shadow="visib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8" draw:id="id8" draw:layer="layout" svg:width="3.7cm" svg:height="1.7cm" svg:x="2.1cm" svg:y="3.1cm">
          <text:p text:style-name="P1">Strumento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3cm" svg:height="1.9cm" svg:x="16.3cm" svg:y="3.2cm">
          <text:p text:style-name="P1">Divisione</text:p>
          <text:p text:style-name="P1">Ospedaliera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cm" svg:height="2.6cm" svg:x="9.5cm" svg:y="1.2cm">
          <text:p text:style-name="P1">In</text:p>
          <text:p text:style-name="P1">Caric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3cm" svg:y1="2.5cm" svg:x2="16.3cm" svg:y2="4.15cm" draw:start-shape="id1" draw:start-glue-point="7" draw:end-shape="id2" svg:d="M13300 2500h1601v1650h1399" svg:viewBox="0 0 3001 1651">
          <text:p/>
        </draw:connector>
        <draw:custom-shape draw:style-name="gr1" draw:text-style-name="P1" xml:id="id7" draw:id="id7" draw:layer="layout" svg:width="4.3cm" svg:height="2.1cm" svg:x="1.4cm" svg:y="10.5cm">
          <text:p text:style-name="P1">Responsabile</text:p>
          <text:p text:style-name="P1">Utilizzo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4cm" svg:height="1.8cm" svg:x="3cm" svg:y="6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4.7cm" svg:height="1.6cm" svg:x="15.4cm" svg:y="10cm">
          <text:p text:style-name="P1">Manutenzion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6cm" svg:height="1.4cm" svg:x="13.4cm" svg:y="14.8cm">
          <text:p text:style-name="P1">Ordinaria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1cm" svg:height="1.5cm" svg:x="18.5cm" svg:y="14.9cm">
          <text:p text:style-name="P1">Straordinaria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1.7cm" svg:height="2.5cm" draw:transform="rotate (-3.12728095372344) translate (18.636cm 14.27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" draw:text-style-name="P1" draw:layer="layout" svg:x1="15.2cm" svg:y1="14.8cm" svg:x2="16.918cm" svg:y2="13.05cm" draw:start-shape="id3" draw:start-glue-point="0" draw:end-shape="id4" svg:d="M15200 14800v-1750h1718" svg:viewBox="0 0 1719 1751">
          <text:p/>
        </draw:connector>
        <draw:connector draw:style-name="gr2" draw:text-style-name="P1" draw:layer="layout" svg:x1="20.55cm" svg:y1="14.9cm" svg:x2="18.618cm" svg:y2="13.026cm" draw:start-shape="id5" draw:start-glue-point="0" draw:end-shape="id4" svg:d="M20550 14900v-1874h-1932" svg:viewBox="0 0 1933 1875">
          <text:p/>
        </draw:connector>
        <draw:custom-shape draw:style-name="gr3" draw:text-style-name="P1" xml:id="id9" draw:id="id9" draw:layer="layout" svg:width="3.4cm" svg:height="1.8cm" svg:x="9.8cm" svg:y="6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4.7cm" svg:y1="8.6cm" svg:x2="3.55cm" svg:y2="10.5cm" draw:start-shape="id6" draw:start-glue-point="6" draw:end-shape="id7" draw:end-glue-point="0" svg:d="M4700 8600v1051h-1150v849" svg:viewBox="0 0 1151 1901">
          <text:p/>
        </draw:connector>
        <draw:connector draw:style-name="gr2" draw:text-style-name="P1" draw:layer="layout" svg:x1="4.7cm" svg:y1="6.8cm" svg:x2="3.95cm" svg:y2="4.8cm" draw:start-shape="id6" draw:start-glue-point="4" draw:end-shape="id8" draw:end-glue-point="2" svg:d="M4700 6800v-900h-750v-1100" svg:viewBox="0 0 751 2001">
          <text:p/>
        </draw:connector>
        <draw:connector draw:style-name="gr2" draw:text-style-name="P1" draw:layer="layout" svg:x1="5.8cm" svg:y1="3.95cm" svg:x2="9.8cm" svg:y2="7cm" draw:start-shape="id8" draw:start-glue-point="1" draw:end-shape="id9" svg:d="M5800 3950h2100v3050h1900" svg:viewBox="0 0 4001 3051">
          <text:p/>
        </draw:connector>
        <draw:connector draw:style-name="gr2" draw:text-style-name="P1" draw:layer="layout" svg:x1="3.95cm" svg:y1="3.1cm" svg:x2="9.5cm" svg:y2="2.5cm" draw:start-shape="id8" draw:start-glue-point="0" draw:end-shape="id1" svg:d="M3950 3100v-600h5550" svg:viewBox="0 0 5551 601">
          <text:p/>
        </draw:connector>
        <draw:connector draw:style-name="gr2" draw:text-style-name="P1" draw:layer="layout" svg:x1="13.2cm" svg:y1="7cm" svg:x2="15.4cm" svg:y2="10.8cm" draw:start-shape="id9" draw:start-glue-point="7" draw:end-shape="id10" svg:d="M13200 7000h1201v3800h999" svg:viewBox="0 0 2201 3801">
          <text:p/>
        </draw:connector>
        <draw:custom-shape draw:style-name="gr1" draw:text-style-name="P1" xml:id="id12" draw:id="id12" draw:layer="layout" svg:width="4.9cm" svg:height="1.5cm" svg:x="3.8cm" svg:y="17.3cm">
          <text:p text:style-name="P1">Personale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3cm" svg:height="1.6cm" svg:x="4.6cm" svg:y="1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3.55cm" svg:y1="12.6cm" svg:x2="6.25cm" svg:y2="14.4cm" draw:start-shape="id7" draw:start-glue-point="2" draw:end-shape="id11" svg:d="M3550 12600v1000h2700v800" svg:viewBox="0 0 2701 1801">
          <text:p/>
        </draw:connector>
        <draw:connector draw:style-name="gr2" draw:text-style-name="P1" draw:layer="layout" svg:x1="6.25cm" svg:y1="17.3cm" svg:x2="6.25cm" svg:y2="16cm" draw:start-shape="id12" draw:start-glue-point="0" draw:end-shape="id11" draw:end-glue-point="6" svg:d="M6250 17300v-1300" svg:viewBox="0 0 1 1301">
          <text:p/>
        </draw:connector>
        <draw:custom-shape draw:style-name="gr3" draw:text-style-name="P1" xml:id="id13" draw:id="id13" draw:layer="layout" svg:width="3.2cm" svg:height="1.7cm" svg:x="12.1cm" svg:y="17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8.7cm" svg:y1="18.05cm" svg:x2="12.1cm" svg:y2="18.05cm" draw:start-shape="id12" draw:start-glue-point="1" draw:end-shape="id13" draw:end-glue-point="5" svg:d="M8700 18050h3400" svg:viewBox="0 0 3401 1">
          <text:p/>
        </draw:connector>
        <draw:connector draw:style-name="gr2" draw:text-style-name="P1" draw:layer="layout" draw:line-skew="6.699cm" svg:x1="15.3cm" svg:y1="18.05cm" svg:x2="20.6cm" svg:y2="4.15cm" draw:start-shape="id13" draw:start-glue-point="7" draw:end-shape="id2" draw:end-glue-point="1" svg:d="M15300 18050h12700v-13900h-7400" svg:viewBox="0 0 12701 13901">
          <text:p/>
        </draw:connector>
        <draw:custom-shape draw:style-name="gr3" draw:text-style-name="P1" xml:id="id14" draw:id="id14" draw:layer="layout" svg:width="2.9cm" svg:height="1.6cm" svg:x="24.1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8.45cm" svg:y1="5.1cm" svg:x2="24.1cm" svg:y2="8.8cm" draw:start-shape="id2" draw:start-glue-point="2" draw:end-shape="id14" draw:end-glue-point="5" svg:d="M18450 5100v3700h5650" svg:viewBox="0 0 5651 3701">
          <text:p/>
        </draw:connector>
        <draw:connector draw:style-name="gr2" draw:text-style-name="P1" xml:id="id15" draw:id="id15" draw:layer="layout" svg:x1="5.7cm" svg:y1="11.55cm" svg:x2="15.758cm" svg:y2="16.809cm" draw:start-shape="id7" draw:start-glue-point="1" svg:d="M5700 11550h5380v5259h4678" svg:viewBox="0 0 10059 5260">
          <text:p/>
        </draw:connector>
        <draw:connector draw:style-name="gr2" draw:text-style-name="P1" draw:layer="layout" svg:x1="15.758cm" svg:y1="16.809cm" svg:x2="25.55cm" svg:y2="9.6cm" draw:start-shape="id15" draw:start-glue-point="3" draw:end-shape="id14" draw:end-glue-point="6" svg:d="M15758 16809h9792v-7209" svg:viewBox="0 0 9793 72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5-08T14:53:05.587991615</meta:creation-date>
    <dc:date>2015-05-08T15:11:41.345283317</dc:date>
    <dc:creator>Leonardo </dc:creator>
    <meta:editing-duration>PT3M24S</meta:editing-duration>
    <meta:editing-cycles>1</meta:editing-cycles>
    <meta:document-statistic meta:object-count="29"/>
    <meta:generator>LibreOffice/4.2.8.2$Linux_X86_64 LibreOffice_project/420m0$Build-2</meta:generator>
  </office:meta>
</office:document-meta>
</file>